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EC000000B71990A97BA8DC02F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bf0041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3.582cm" svg:height="5.051cm" svg:x="0.718cm" svg:y="0.949cm">
          <draw:image xlink:href="Pictures/10000201000001EC000000B71990A97BA8DC02FC.png" xlink:type="simple" xlink:show="embed" xlink:actuate="onLoad" loext:mime-type="image/png">
            <text:p/>
          </draw:image>
        </draw:frame>
        <draw:line draw:style-name="gr2" draw:text-style-name="P2" draw:layer="layout" svg:x1="4.8cm" svg:y1="6.6cm" svg:x2="7.1cm" svg:y2="4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9-28T10:35:25.647064771</dc:date>
    <meta:editing-duration>PT3M6S</meta:editing-duration>
    <meta:editing-cycles>4</meta:editing-cycles>
    <meta:generator>LibreOffice/6.1.2.1$MacOSX_X86_64 LibreOffice_project/65905a128db06ba48db947242809d14d3f9a93fe</meta:generator>
    <meta:document-statistic meta:object-count="2"/>
  </office:meta>
</office:document-meta>
</file>